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>
            <text:p>Basic</text:p>
          </table:table-cell>
          <table:table-cell office:value-type="percentage" office:value="0.2612">
            <text:p>26,12%</text:p>
          </table:table-cell>
          <table:table-cell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Full House</text:p>
          </table:table-cell>
          <table:table-cell office:value-type="percentage" office:value="0.2612">
            <text:p>26,12%</text:p>
          </table:table-cell>
          <table:table-cell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Naked Single</text:p>
          </table:table-cell>
          <table:table-cell office:value-type="percentage" office:value="0.3114">
            <text:p>31,14%</text:p>
          </table:table-cell>
          <table:table-cell office:value-type="percentage" office:value="0.03">
            <text:p>3,00%</text:p>
          </table:table-cell>
          <table:table-cell/>
        </table:table-row>
        <table:table-row table:style-name="ro1">
          <table:table-cell office:value-type="string">
            <text:p>Hidden Single</text:p>
          </table:table-cell>
          <table:table-cell office:value-type="percentage" office:value="0.477">
            <text:p>47,70%</text:p>
          </table:table-cell>
          <table:table-cell office:value-type="percentage" office:value="0.2">
            <text:p>20,00%</text:p>
          </table:table-cell>
          <table:table-cell>
            <draw:frame table:end-cell-address="Tabelle1.L20" table:end-x="0.586cm" table:end-y="0.278cm" draw:z-index="0" draw:style-name="gr1" draw:text-style-name="P1" svg:width="17.508cm" svg:height="9.006cm" svg:x="1.143cm" svg:y="0.431cm">
              <draw:object draw:notify-on-update-of-ranges="Tabelle1.A1:Tabelle1.A22 Tabelle1.C1:Tabelle1.C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Pointing Pair / Triple</text:p>
          </table:table-cell>
          <table:table-cell office:value-type="percentage" office:value="0.5508">
            <text:p>55,08%</text:p>
          </table:table-cell>
          <table:table-cell office:value-type="percentage" office:value="0.21">
            <text:p>21,00%</text:p>
          </table:table-cell>
          <table:table-cell/>
        </table:table-row>
        <table:table-row table:style-name="ro2">
          <table:table-cell office:value-type="string">
            <text:p>Box - Line Reduction</text:p>
          </table:table-cell>
          <table:table-cell office:value-type="percentage" office:value="0.5536">
            <text:p>55,36%</text:p>
          </table:table-cell>
          <table:table-cell office:value-type="percentage" office:value="0.23">
            <text:p>23,00%</text:p>
          </table:table-cell>
          <table:table-cell/>
        </table:table-row>
        <table:table-row table:style-name="ro1">
          <table:table-cell office:value-type="string">
            <text:p>Naked Subset</text:p>
          </table:table-cell>
          <table:table-cell office:value-type="percentage" office:value="0.6702">
            <text:p>67,02%</text:p>
          </table:table-cell>
          <table:table-cell office:value-type="percentage" office:value="0.39">
            <text:p>39,00%</text:p>
          </table:table-cell>
          <table:table-cell/>
        </table:table-row>
        <table:table-row table:style-name="ro2">
          <table:table-cell office:value-type="string">
            <text:p>Hidden Subset</text:p>
          </table:table-cell>
          <table:table-cell office:value-type="percentage" office:value="0.6798">
            <text:p>67,98%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1">
          <table:table-cell office:value-type="string">
            <text:p>Fish</text:p>
          </table:table-cell>
          <table:table-cell office:value-type="percentage" office:value="0.684">
            <text:p>68,40%</text:p>
          </table:table-cell>
          <table:table-cell office:value-type="percentage" office:value="0.4014">
            <text:p>40,14%</text:p>
          </table:table-cell>
          <table:table-cell/>
        </table:table-row>
        <table:table-row table:style-name="ro1">
          <table:table-cell office:value-type="string">
            <text:p>Skyscarper</text:p>
          </table:table-cell>
          <table:table-cell office:value-type="percentage" office:value="0.6934">
            <text:p>69,34%</text:p>
          </table:table-cell>
          <table:table-cell office:value-type="percentage" office:value="0.4166">
            <text:p>41,66%</text:p>
          </table:table-cell>
          <table:table-cell/>
        </table:table-row>
        <table:table-row table:style-name="ro1">
          <table:table-cell office:value-type="string">
            <text:p>2-String-Kite</text:p>
          </table:table-cell>
          <table:table-cell table:style-name="ce3" office:value-type="percentage" office:value="0.69">
            <text:p>69,00%</text:p>
          </table:table-cell>
          <table:table-cell office:value-type="percentage" office:value="0.422">
            <text:p>42,20%</text:p>
          </table:table-cell>
          <table:table-cell/>
        </table:table-row>
        <table:table-row table:style-name="ro1">
          <table:table-cell office:value-type="string">
            <text:p>Turbot Fish</text:p>
          </table:table-cell>
          <table:table-cell table:style-name="ce3" office:value-type="percentage" office:value="0.6914">
            <text:p>69,14%</text:p>
          </table:table-cell>
          <table:table-cell office:value-type="percentage" office:value="0.425">
            <text:p>42,50%</text:p>
          </table:table-cell>
          <table:table-cell/>
        </table:table-row>
        <table:table-row table:style-name="ro2">
          <table:table-cell office:value-type="string">
            <text:p>Empty Rectangle</text:p>
          </table:table-cell>
          <table:table-cell table:style-name="ce3" office:value-type="percentage" office:value="0.6902">
            <text:p>69,02%</text:p>
          </table:table-cell>
          <table:table-cell office:value-type="percentage" office:value="0.43">
            <text:p>43,00%</text:p>
          </table:table-cell>
          <table:table-cell/>
        </table:table-row>
        <table:table-row table:style-name="ro1">
          <table:table-cell office:value-type="string">
            <text:p>XY-Wing</text:p>
          </table:table-cell>
          <table:table-cell table:style-name="ce4" office:value-type="percentage" office:value="0.7524">
            <text:p>75,24%</text:p>
          </table:table-cell>
          <table:table-cell office:value-type="percentage" office:value="0.5818">
            <text:p>58,18%</text:p>
          </table:table-cell>
          <table:table-cell/>
        </table:table-row>
        <table:table-row table:style-name="ro1">
          <table:table-cell office:value-type="string">
            <text:p>XYZ-Wing</text:p>
          </table:table-cell>
          <table:table-cell table:style-name="ce4" office:value-type="percentage" office:value="0.7638">
            <text:p>76,38%</text:p>
          </table:table-cell>
          <table:table-cell office:value-type="percentage" office:value="0.5818">
            <text:p>58,18%</text:p>
          </table:table-cell>
          <table:table-cell/>
        </table:table-row>
        <table:table-row table:style-name="ro1">
          <table:table-cell office:value-type="string">
            <text:p>W-Wing</text:p>
          </table:table-cell>
          <table:table-cell table:style-name="ce4" office:value-type="percentage" office:value="0.7792">
            <text:p>77,92%</text:p>
          </table:table-cell>
          <table:table-cell office:value-type="percentage" office:value="0.5818">
            <text:p>58,18%</text:p>
          </table:table-cell>
          <table:table-cell/>
        </table:table-row>
        <table:table-row table:style-name="ro1">
          <table:table-cell office:value-type="string">
            <text:p>Sue de Coq</text:p>
          </table:table-cell>
          <table:table-cell table:style-name="ce5" office:value-type="percentage" office:value="0.777">
            <text:p>77,70%</text:p>
          </table:table-cell>
          <table:table-cell office:value-type="percentage" office:value="0.5942">
            <text:p>59,42%</text:p>
          </table:table-cell>
          <table:table-cell/>
        </table:table-row>
        <table:table-row table:style-name="ro2">
          <table:table-cell office:value-type="string">
            <text:p>Simple Coloring</text:p>
          </table:table-cell>
          <table:table-cell table:style-name="ce4" office:value-type="percentage" office:value="0.778">
            <text:p>77,80%</text:p>
          </table:table-cell>
          <table:table-cell office:value-type="percentage" office:value="0.5978">
            <text:p>59,78%</text:p>
          </table:table-cell>
          <table:table-cell/>
        </table:table-row>
        <table:table-row table:style-name="ro1">
          <table:table-cell office:value-type="string">
            <text:p>ALS XZ</text:p>
          </table:table-cell>
          <table:table-cell table:style-name="ce4" office:value-type="percentage" office:value="0.7908">
            <text:p>79,08%</text:p>
          </table:table-cell>
          <table:table-cell office:value-type="percentage" office:value="0.8546">
            <text:p>85,46%</text:p>
          </table:table-cell>
          <table:table-cell/>
        </table:table-row>
        <table:table-row table:style-name="ro1">
          <table:table-cell office:value-type="string">
            <text:p>ALS XY Wing</text:p>
          </table:table-cell>
          <table:table-cell table:style-name="ce4" office:value-type="percentage" office:value="0.797">
            <text:p>79,70%</text:p>
          </table:table-cell>
          <table:table-cell office:value-type="percentage" office:value="0.9614">
            <text:p>96,14%</text:p>
          </table:table-cell>
          <table:table-cell/>
        </table:table-row>
        <table:table-row table:style-name="ro1">
          <table:table-cell office:value-type="string">
            <text:p>ALS Chain</text:p>
          </table:table-cell>
          <table:table-cell table:style-name="ce4" office:value-type="percentage" office:value="0.7976">
            <text:p>79,76%</text:p>
          </table:table-cell>
          <table:table-cell office:value-type="percentage" office:value="0.974">
            <text:p>97,40%</text:p>
          </table:table-cell>
          <table:table-cell/>
        </table:table-row>
        <table:table-row table:style-name="ro1">
          <table:table-cell office:value-type="string">
            <text:p>Backtracking</text:p>
          </table:table-cell>
          <table:table-cell table:style-name="ce4" office:value-type="percentage" office:value="0.798">
            <text:p>79,80%</text:p>
          </table:table-cell>
          <table:table-cell office:value-type="percentage" office:value="1">
            <text:p>100,00%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>
            <text:p>Entfernte Ziffern</text:p>
          </table:table-cell>
          <table:table-cell table:style-name="Default" office:value-type="string">
            <text:p>Gesetzte Ziffern</text:p>
          </table:table-cell>
          <table:table-cell>
            <draw:frame table:end-cell-address="Tabelle1.K44" table:end-x="0.293cm" table:end-y="0.122cm" draw:z-index="1" draw:style-name="gr1" draw:text-style-name="P1" svg:width="15.999cm" svg:height="8.999cm" svg:x="0.101cm" svg:y="0.213cm">
              <draw:object draw:notify-on-update-of-ranges="Tabelle1.A25:Tabelle1.A29 Tabelle1.C24:Tabelle1.C24 Tabelle1.C25:Tabelle1.C29 Tabelle1.B24:Tabelle1.B24 Tabelle1.B25:Tabelle1.B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style-name="Default" office:value-type="string">
            <text:p>Easy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3.2">
            <text:p>53,2</text:p>
          </table:table-cell>
          <table:table-cell/>
        </table:table-row>
        <table:table-row table:style-name="ro3">
          <table:table-cell table:style-name="Default" office:value-type="string">
            <text:p>Middle</text:p>
          </table:table-cell>
          <table:table-cell table:style-name="Default" office:value-type="float" office:value="21.5">
            <text:p>21,5</text:p>
          </table:table-cell>
          <table:table-cell table:style-name="Default" office:value-type="float" office:value="54.7">
            <text:p>54,7</text:p>
          </table:table-cell>
          <table:table-cell/>
        </table:table-row>
        <table:table-row table:style-name="ro3">
          <table:table-cell table:style-name="Default" office:value-type="string">
            <text:p>Hard</text:p>
          </table:table-cell>
          <table:table-cell table:style-name="Default" office:value-type="float" office:value="11.2">
            <text:p>11,2</text:p>
          </table:table-cell>
          <table:table-cell table:style-name="Default" office:value-type="float" office:value="18.1">
            <text:p>18,1</text:p>
          </table:table-cell>
          <table:table-cell/>
        </table:table-row>
        <table:table-row table:style-name="ro1">
          <table:table-cell table:style-name="Default" office:value-type="string">
            <text:p>Unfair</text:p>
          </table:table-cell>
          <table:table-cell table:style-name="Default" office:value-type="float" office:value="9.9">
            <text:p>9,9</text:p>
          </table:table-cell>
          <table:table-cell table:style-name="Default" office:value-type="float" office:value="14.5">
            <text:p>14,5</text:p>
          </table:table-cell>
          <table:table-cell/>
        </table:table-row>
        <table:table-row table:style-name="ro1">
          <table:table-cell table:style-name="Default" office:value-type="string">
            <text:p>Extreme</text:p>
          </table:table-cell>
          <table:table-cell table:style-name="Default" office:value-type="float" office:value="9.5">
            <text:p>9,5</text:p>
          </table:table-cell>
          <table:table-cell table:style-name="Default" office:value-type="float" office:value="11.3">
            <text:p>11,3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13.04.2014</text:date>, <text:time>22:1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geht dichdasan</meta:initial-creator>
    <meta:creation-date>2014-03-25T16:39:02.13</meta:creation-date>
    <dc:date>2014-04-13T22:16:20.26</dc:date>
    <dc:creator>Wasgeht dichdasan</dc:creator>
    <meta:editing-duration>P4DT19H48M23S</meta:editing-duration>
    <meta:editing-cycles>5</meta:editing-cycles>
    <meta:generator>OpenOffice/4.0.1$Win32 OpenOffice.org_project/401m5$Build-9714</meta:generator>
    <meta:document-statistic meta:table-count="3" meta:cell-count="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true" chart:label-arrangement="side-by-sid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cm" svg:stroke-color="#b3b3b3"/>
    </style:style>
    <style:style style:name="ch6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5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09cm" svg:height="9.007cm" xlink:href=".." xlink:type="simple" chart:class="chart:line" chart:style-name="ch1">
        <chart:plot-area chart:style-name="ch2" table:cell-range-address="Tabelle1.A1:Tabelle1.A22 Tabelle1.C1:Tabelle1.C22" chart:data-source-has-labels="column" svg:x="0.8cm" svg:y="0.855cm" svg:width="16.009cm" svg:height="7.552cm">
          <chartooo:coordinate-region svg:x="2.4cm" svg:y="1.067cm" svg:width="14.303cm" svg:height="5.123cm"/>
          <chart:axis chart:dimension="x" chart:name="primary-x" chart:style-name="ch3" chartooo:axis-type="auto">
            <chartooo:date-scale/>
            <chart:categories table:cell-range-address="Tabelle1.A1:Tabelle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:Tabelle1.C22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Tabelle1.A1:Tabelle1.A22</svg:desc>
                </draw:g>
              </table:table-cell>
              <table:table-cell office:value-type="float" office:value="0">
                <text:p>0</text:p>
                <draw:g>
                  <svg:desc>Tabelle1.C1:Tabelle1.C22</svg:desc>
                </draw:g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4166">
                <text:p>0.4166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5978">
                <text:p>0.597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8546">
                <text:p>0.8546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chart:legend-position="end" svg:x="12.837cm" svg:y="3.926cm" style:legend-expansion="high" chart:style-name="ch2"/>
        <chart:plot-area chart:style-name="ch3" table:cell-range-address="Tabelle1.A24:Tabelle1.C29" chart:data-source-has-labels="both" svg:x="1.358cm" svg:y="0.855cm" svg:width="10.839cm" svg:height="6.957cm">
          <chartooo:coordinate-region svg:x="1.979cm" svg:y="1.067cm" svg:width="10.218cm" svg:height="6.072cm"/>
          <chart:axis chart:dimension="x" chart:name="primary-x" chart:style-name="ch4" chartooo:axis-type="auto">
            <chartooo:date-scale/>
            <chart:title svg:x="5.331cm" svg:y="7.993cm" chart:style-name="ch5">
              <text:p>Schwierigkeitsgrad</text:p>
            </chart:title>
            <chart:categories table:cell-range-address="Tabelle1.A25:Tabelle1.A29"/>
          </chart:axis>
          <chart:axis chart:dimension="y" chart:name="primary-y" chart:style-name="ch6">
            <chart:title svg:x="0.451cm" svg:y="4.867cm" chart:style-name="ch7">
              <text:p>Anzahl</text:p>
            </chart:title>
            <chart:grid chart:style-name="ch8" chart:class="major"/>
          </chart:axis>
          <chart:series chart:style-name="ch9" chart:values-cell-range-address="Tabelle1.C25:Tabelle1.C29" chart:label-cell-address="Tabelle1.C24:Tabelle1.C24" chart:class="chart:bar">
            <chart:data-point chart:repeated="5"/>
          </chart:series>
          <chart:series chart:style-name="ch10" chart:values-cell-range-address="Tabelle1.B25:Tabelle1.B29" chart:label-cell-address="Tabelle1.B24:Tabelle1.B2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setzte Ziffern</text:p>
                <draw:g>
                  <svg:desc>Tabelle1.C24:Tabelle1.C24</svg:desc>
                </draw:g>
              </table:table-cell>
              <table:table-cell office:value-type="string">
                <text:p>Entfernte Ziffern</text:p>
                <draw:g>
                  <svg:desc>Tabelle1.B24:Tabelle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sy</text:p>
                <draw:g>
                  <svg:desc>Tabelle1.A25:Tabelle1.A29</svg:desc>
                </draw:g>
              </table:table-cell>
              <table:table-cell office:value-type="float" office:value="53.2">
                <text:p>53.2</text:p>
                <draw:g>
                  <svg:desc>Tabelle1.C25:Tabelle1.C29</svg:desc>
                </draw:g>
              </table:table-cell>
              <table:table-cell office:value-type="float" office:value="0">
                <text:p>0</text:p>
                <draw:g>
                  <svg:desc>Tabelle1.B25:Tabelle1.B29</svg:desc>
                </draw:g>
              </table:table-cell>
            </table:table-row>
            <table:table-row>
              <table:table-cell office:value-type="string">
                <text:p>Middle</text:p>
              </table:table-cell>
              <table:table-cell office:value-type="float" office:value="54.7">
                <text:p>54.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8.1">
                <text:p>18.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Unfair</text:p>
              </table:table-cell>
              <table:table-cell office:value-type="float" office:value="14.5">
                <text:p>14.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Extreme</text:p>
              </table:table-cell>
              <table:table-cell office:value-type="float" office:value="11.3">
                <text:p>11.3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